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.16619</text:p>
      <text:p text:style-name="Standard">57.34 <text:s text:c="2"/>0.988431 0.00304417 0.00189289 <text:s text:c="2"/>0.402651 <text:s text:c="2"/>0.123888 <text:s text:c="2"/>0.170529 <text:s text:c="3"/>77.3364</text:p>
      <text:p text:style-name="Standard"/>
      <text:p text:style-name="Standard">2.15195</text:p>
      <text:p text:style-name="Standard"><text:s text:c="3"/>55.8674 <text:s text:c="2"/>0.989473 -0.0158139 0.00284684 <text:s text:c="2"/>0.111887 <text:s text:c="2"/>0.352046 <text:s text:c="3"/>0.16522 <text:s text:c="3"/>75.5162</text:p>
      <text:p text:style-name="Standard"/>
      <text:p text:style-name="Standard">2.77325</text:p>
      <text:p text:style-name="Standard"><text:s text:c="4"/>57.6108 <text:s text:c="3"/>0.990201 -0.00331635 <text:s/>0.00602875 <text:s text:c="3"/>0.146899 <text:s text:c="3"/>0.283643 <text:s text:c="4"/>0.17799 <text:s text:c="5"/>77.362</text:p>
      <text:p text:style-name="Standard"/>
      <text:p text:style-name="Standard">4.18226</text:p>
      <text:p text:style-name="Standard"><text:s text:c="5"/>56.8819 <text:s text:c="4"/>0.989237 <text:s text:c="2"/>0.00058735 -0.000365528 <text:s text:c="3"/>0.0806511 <text:s text:c="2"/>-0.0815402 <text:s text:c="3"/>0.0212438 <text:s text:c="5"/>76.6499</text:p>
      <text:p text:style-name="Standard"/>
      <text:p text:style-name="Standard">3.30563</text:p>
      <text:p text:style-name="Standard"><text:s text:c="5"/>57.212 <text:s text:c="3"/>0.988982 <text:s/>0.00155975 <text:s/>0.00430709 <text:s/>-0.0309829 -0.00219694 <text:s text:c="2"/>0.0219696 <text:s text:c="4"/>76.8357</text:p>
      <text:p text:style-name="Standard"/>
      <text:p text:style-name="Standard">2.19478</text:p>
      <text:p text:style-name="Standard"><text:s text:c="4"/>57.3631 <text:s text:c="3"/>0.987181 0.000581522 0.000656236 <text:s text:c="4"/>0.21013 <text:s text:c="3"/>0.225464 <text:s text:c="3"/>-0.26121 <text:s text:c="4"/>75.2506</text:p>
      <text:p text:style-name="Standard"/>
      <text:p text:style-name="Standard">1.34054</text:p>
      <text:p text:style-name="Standard"><text:s text:c="4"/>57.4019 <text:s text:c="3"/>0.988434 <text:s/>0.00311604 0.000959398 <text:s text:c="3"/>0.207302 <text:s text:c="3"/>0.212251 <text:s text:c="3"/>0.308167 <text:s text:c="4"/>77.2021</text:p>
      <text:p text:style-name="Standard"/>
      <text:p text:style-name="Standard">2.90433</text:p>
      <text:p text:style-name="Standard"><text:s text:c="3"/>56.9517 <text:s text:c="2"/>0.986844 0.00163188 0.00253896 <text:s/>0.0367291 <text:s text:c="2"/>0.104909 <text:s text:c="3"/>0.12249 <text:s text:c="4"/>76.049</text:p>
      <text:p text:style-name="Standard"/>
      <text:p text:style-name="Standard">2.37218</text:p>
      <text:p text:style-name="Standard"><text:s text:c="4"/>56.4172 <text:s text:c="3"/>0.989968 -0.00210346 <text:s/>0.00271022 <text:s text:c="2"/>0.0266581 <text:s text:c="4"/>0.09888 <text:s text:c="2"/>-0.245627 <text:s text:c="4"/>70.9001</text:p>
      <text:p text:style-name="Standard"/>
      <text:p text:style-name="Standard">3.0983</text:p>
      <text:p text:style-name="Standard"><text:s text:c="3"/>56.5822 <text:s text:c="2"/>0.983986 0.00359451 0.00220317 <text:s text:c="2"/>0.170225 <text:s text:c="2"/>0.165641 <text:s/>0.0317703 <text:s text:c="3"/>73.4479</text:p>
      <text:p text:style-name="Standard"/>
      <text:p text:style-name="Standard">11.0194</text:p>
      <text:p text:style-name="Standard"><text:s text:c="4"/>55.9862 <text:s text:c="3"/>0.990482 -0.00211701 -0.00417567 <text:s text:c="3"/>0.130715 <text:s text:c="2"/>0.0906046 <text:s text:c="2"/>0.0524751 <text:s text:c="4"/>78.7116</text:p>
      <text:p text:style-name="Standard"/>
      <text:p text:style-name="Standard">0.38068</text:p>
      <text:p text:style-name="Standard"><text:s text:c="4"/>55.8687 <text:s text:c="3"/>0.983288 <text:s text:c="3"/>0.012594 -0.00180566 <text:s text:c="3"/>0.592855 <text:s text:c="2"/>-0.684471 <text:s text:c="3"/>0.127319 <text:s text:c="5"/>80.207</text:p>
      <text:p text:style-name="Standard"/>
      <text:p text:style-name="Standard">51.2163 <text:s/>0.972807 -0.020322 -0.020322 <text:s/>-1.62576 <text:s/>-1.62576 <text:s/>-1.62576 <text:s text:c="2"/>63.0875</text:p>
      <text:p text:style-name="Standard">0.373853</text:p>
      <text:p text:style-name="Standard"/>
      <text:p text:style-name="Standard">51.1963 <text:s text:c="2"/>0.972761 -0.0203987 -0.0203987 <text:s text:c="3"/>-1.6319 <text:s text:c="3"/>-1.6319 <text:s text:c="3"/>-1.6319 <text:s text:c="3"/>63.1537</text:p>
      <text:p text:style-name="Standard">0.363201</text:p>
      <text:p text:style-name="Standard"/>
      <text:p text:style-name="Standard">54.3111 <text:s text:c="2"/>0.973746 -0.0199949 -0.0122263 <text:s/>0.0347346 <text:s text:c="2"/>-1.00967 <text:s text:c="2"/>-0.71619 <text:s text:c="8"/>60</text:p>
      <text:p text:style-name="Standard">0.230545</text:p>
      <text:p text:style-name="Standard"/>
      <text:p text:style-name="Standard">50.7355 <text:s text:c="2"/>0.975097 0.00763219 -0.0180844 <text:s text:c="2"/>0.473583 <text:s text:c="2"/>-1.04402 <text:s text:c="2"/>-1.71927 <text:s text:c="3"/>62.9911</text:p>
      <text:p text:style-name="Standard">0.266017</text:p>
      <text:p text:style-name="Standard"/>
      <text:p text:style-name="Standard">50.6555 <text:s text:c="4"/>0.972694 -0.000650264 -0.000551347 <text:s text:c="3"/>-0.590737 <text:s text:c="4"/>-1.39754 <text:s text:c="3"/>-0.552314 <text:s text:c="5"/>63.0691</text:p>
      <text:p text:style-name="Standard">0.241936</text:p>
      <text:p text:style-name="Standard"/>
      <text:p text:style-name="Standard"><text:soft-page-break/>50.0017 <text:s text:c="4"/>0.982034 -0.000124816 -0.000474177 <text:s text:c="3"/>-0.362231 <text:s text:c="10"/>-2 <text:s text:c="3"/>0.0494255 <text:s text:c="5"/>60.0818</text:p>
      <text:p text:style-name="Standard">0.45749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6:40:26.116426004</meta:creation-date>
    <dc:date>2021-04-19T18:33:01.386029071</dc:date>
    <meta:editing-duration>P12DT19H56M45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2" meta:paragraph-count="36" meta:word-count="162" meta:character-count="1767" meta:non-whitespace-character-count="1330"/>
  </office:meta>
</office:document-meta>
</file>